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text-line-through-style="none" style:font-name="Calibri" fo:font-size="11.5pt" fo:font-style="italic" style:text-underline-style="none" fo:font-weight="normal" style:font-name-asian="Calibri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P2" style:family="paragraph" style:parent-style-name="Standard">
      <style:paragraph-properties style:text-autospace="none"/>
      <style:text-properties fo:color="#000000" style:text-line-through-style="none" style:font-name="Calibri" fo:font-size="11.5pt" fo:font-style="normal" style:text-underline-style="none" fo:font-weight="bold" style:font-name-asian="Calibri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P3" style:family="paragraph" style:parent-style-name="Standard">
      <style:paragraph-properties style:text-autospace="none"/>
      <style:text-properties fo:color="#000000" style:text-line-through-style="none" style:font-name="Calibri" fo:font-size="11.5pt" fo:font-style="italic" style:text-underline-style="none" fo:font-weight="normal" style:font-name-asian="Calibri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P4" style:family="paragraph" style:parent-style-name="Standard">
      <style:paragraph-properties style:text-autospace="none"/>
      <style:text-properties fo:color="#000000" style:text-line-through-style="none" style:font-name="Calibri" fo:font-size="11.5pt" fo:font-style="normal" style:text-underline-style="none" fo:font-weight="bold" style:font-name-asian="Calibri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P5" style:family="paragraph" style:parent-style-name="Standard">
      <style:paragraph-properties style:text-autospace="none"/>
      <style:text-properties fo:color="#000000" style:font-name="Calibri" fo:font-size="11.5pt" fo:font-weight="normal" style:font-name-asian="Calibri" style:font-size-asian="11.5pt" style:font-weight-asian="normal" style:font-name-complex="Calibri" style:font-size-complex="11.5pt" style:font-weight-complex="normal"/>
    </style:style>
    <style:style style:name="T1" style:family="text">
      <style:text-properties style:text-line-through-style="none"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ab Report 5 – Week 5 – Game Development Project</text:span></text:p>
      <text:p text:style-name="P1">Drew Watson</text:p>
      <text:p text:style-name="P1">CSCI 125 001 <text:s/>Summer</text:p>
      <text:p text:style-name="P2">Assignment Description </text:p>
      <text:p text:style-name="P2"/>
      <text:p text:style-name="P1">This assignment we had to design an animation or create a simulation where the user could manipulate an object. I did a little of both in my alice project. The user can control the robots direction, left right reverse, and speed. I also implemented a jump and jet simulation for those hard to reach areas. For the background since space is so empty I decided to animate a few interstellar object like a few ships,satellites,spaceman, etc. I have the spaceman and robot talk/tell the user the controls and I also printed them at the bottom of the screen. </text:p>
      <text:p text:style-name="P1"/>
      <text:p text:style-name="P2">Documents </text:p>
      <text:p text:style-name="P1">There should be a file of my Alice a2w file called robot or something like that</text:p>
      <text:p text:style-name="P2"/>
      <text:p text:style-name="P2">Assignment Testing </text:p>
      <text:p text:style-name="P1">I went through numerous iterations mostly to test out the distance and time ratios for the background objects. I kept the robot at a slow pace because that’s how they are in REAL LIFE! The mars rover only goes so many meters a second, space can be harsh!</text:p>
      <text:p text:style-name="P2"/>
      <text:p text:style-name="P2">Assignment Evaluation </text:p>
      <text:p text:style-name="P1">This program got me familiar with some basic functions of ALICE mainly create a simple animation or user manipulated object. I enjoyed the creative freedom that assignments like this can bring and the different projects that everyone ends up ma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5-15T03:01:23.10</meta:creation-date>
    <dc:date>2014-06-26T06:39:43.59</dc:date>
    <meta:editing-duration>PT25S</meta:editing-duration>
    <meta:editing-cycles>1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225" meta:character-count="1289"/>
  </office:meta>
</office:document-meta>
</file>